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3"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4" style:family="paragraph" style:parent-style-name="Standard">
      <style:paragraph-properties>
        <style:tab-stops/>
      </style:paragraph-properties>
      <style:text-properties style:font-name="Helvetica" fo:font-style="normal" style:text-underline-style="solid" style:text-underline-width="auto" style:text-underline-color="font-color" fo:font-weight="normal" style:font-name-asian="Helvetica" style:font-style-asian="normal" style:font-weight-asian="normal" style:font-name-complex="Helvetica" style:font-style-complex="normal" style:font-weight-complex="normal"/>
    </style:style>
    <style:style style:name="P5"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6" style:family="paragraph" style:parent-style-name="Standard" style:list-style-name="L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7" style:family="paragraph" style:parent-style-name="Standard" style:list-style-name="L2">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8" style:family="paragraph" style:parent-style-name="Standard" style:list-style-name="L3">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9" style:family="paragraph" style:parent-style-name="Standard" style:list-style-name="L4">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0" style:family="paragraph" style:parent-style-name="Standard" style:list-style-name="L5">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1" style:family="paragraph" style:parent-style-name="Standard" style:list-style-name="L6">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2" style:family="paragraph" style:parent-style-name="Standard" style:list-style-name="L7">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3" style:family="paragraph" style:parent-style-name="Standard" style:list-style-name="L8">
      <style:paragraph-properties>
        <style:tab-stops/>
      </style:paragraph-properties>
      <style:text-properties style:font-name="Helvetica" fo:font-style="normal" style:text-underline-style="none" fo:font-weight="normal" officeooo:paragraph-rsid="000153b0" style:font-name-asian="Helvetica" style:font-style-asian="normal" style:font-weight-asian="normal" style:font-name-complex="Helvetica" style:font-style-complex="normal" style:font-weight-complex="normal"/>
    </style:style>
    <style:style style:name="P14" style:family="paragraph" style:parent-style-name="Standard">
      <style:paragraph-properties>
        <style:tab-stops/>
      </style:paragraph-properties>
      <style:text-properties style:font-name="Helvetica" fo:font-style="normal" style:text-underline-style="solid" style:text-underline-width="auto" style:text-underline-color="font-color" fo:font-weight="normal" officeooo:paragraph-rsid="000153b0" style:font-name-asian="Helvetica" style:font-style-asian="normal" style:font-weight-asian="normal" style:font-name-complex="Helvetica" style:font-style-complex="normal" style:font-weight-complex="normal"/>
    </style:style>
    <style:style style:name="P15" style:family="paragraph" style:parent-style-name="Standard">
      <style:paragraph-properties>
        <style:tab-stops/>
      </style:paragraph-properties>
      <style:text-properties style:font-name="Helvetica" style:font-name-asian="Helvetica" style:font-name-complex="Helvetica"/>
    </style:style>
    <style:style style:name="P16" style:family="paragraph" style:parent-style-name="Standard">
      <style:paragraph-properties>
        <style:tab-stops/>
      </style:paragraph-properties>
      <style:text-properties style:font-name="Helvetica" fo:font-weight="bold" officeooo:paragraph-rsid="000153b0" style:font-name-asian="Helvetica" style:font-weight-asian="bold" style:font-name-complex="Helvetica" style:font-weight-complex="bold"/>
    </style:style>
    <style:style style:name="T1" style:family="text">
      <style:text-properties fo:font-style="italic" style:font-style-asian="italic" style:font-style-complex="italic"/>
    </style:style>
    <style:style style:name="T2" style:family="text">
      <style:text-properties officeooo:rsid="000153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rainMaze Version History</text:p>
      <text:p text:style-name="P1"/>
      <text:p text:style-name="P16">V<text:span text:style-name="T2">4</text:span>.0.0 (1<text:span text:style-name="T2">1</text:span>/<text:span text:style-name="T2">17</text:span>/201<text:span text:style-name="T2">2</text:span>):</text:p>
      <text:p text:style-name="P14">Other Changes:</text:p>
      <text:list xml:id="list1776757141" text:style-name="L8">
        <text:list-item>
          <text:p text:style-name="P13"><text:span text:style-name="T2">Removed the updater.</text:span></text:p>
        </text:list-item>
        <text:list-item>
          <text:p text:style-name="P13"><text:span text:style-name="T2">Optimized the game's resources for size.</text:span></text:p>
        </text:list-item>
      </text:list>
      <text:p text:style-name="P1"/>
      <text:p text:style-name="P3">V3.0.1 (01/18/2012):</text:p>
      <text:p text:style-name="P2">Bug Fixes:</text:p>
      <text:list xml:id="list20085423561" text:style-name="L1">
        <text:list-item>
          <text:p text:style-name="P6">Removed unused code.</text:p>
        </text:list-item>
        <text:list-item>
          <text:p text:style-name="P6">Fixed many, many bugs found by FindBugs.</text:p>
        </text:list-item>
      </text:list>
      <text:p text:style-name="P1"/>
      <text:p text:style-name="P3">V3.0.0 (12/02/2011):</text:p>
      <text:p text:style-name="P2">New Features:</text:p>
      <text:list xml:id="list2162907117" text:continue-numbering="true" text:style-name="L1">
        <text:list-item>
          <text:p text:style-name="P6">564 new objects: 540 of these are automatically generated transition objects between various types of ground; the remaining 24 consist of 12 colors of Crystal and 12 colors of Crystal Wall.</text:p>
        </text:list-item>
        <text:list-item>
          <text:p text:style-name="P6">Added an automatic transition placer to the Editor, controlled by a preference. It is turned off by default.</text:p>
        </text:list-item>
      </text:list>
      <text:p text:style-name="P4">Other Changes:</text:p>
      <text:list xml:id="list105957017" text:style-name="L2">
        <text:list-item>
          <text:p text:style-name="P7">The maze, saved game, and game format is now Version 3, to accommodate the new objects. Versions 1 and 2 mazes, games, and saved games can still be loaded.</text:p>
        </text:list-item>
      </text:list>
      <text:p text:style-name="P1"/>
      <text:p text:style-name="P3">V2.1.1 (11/25/2011):</text:p>
      <text:p text:style-name="P2">Bug Fixes:</text:p>
      <text:list xml:id="list283664368" text:continue-list="list2162907117" text:style-name="L1">
        <text:list-item>
          <text:p text:style-name="P6">Fixed an infinite loop bug in the game.</text:p>
        </text:list-item>
        <text:list-item>
          <text:p text:style-name="P6">Fixed a bug in the editor causing all objects to get transposed when the level is resized.</text:p>
        </text:list-item>
      </text:list>
      <text:p text:style-name="P1"/>
      <text:p text:style-name="P3">V2.1.0 (11/24/2011):</text:p>
      <text:p text:style-name="P2">New Features:</text:p>
      <text:list xml:id="list1040262001" text:continue-numbering="true" text:style-name="L1">
        <text:list-item>
          <text:p text:style-name="P6">Added the ability to change the Game and Editor viewing window size in the preferences.</text:p>
        </text:list-item>
      </text:list>
      <text:p text:style-name="P4">Other Changes:</text:p>
      <text:list xml:id="list1533151921" text:style-name="L3">
        <text:list-item>
          <text:p text:style-name="P8">Refactored some internal stuff that users will not notice.</text:p>
        </text:list-item>
      </text:list>
      <text:p text:style-name="P1"/>
      <text:p text:style-name="P3">V2.0.1 (11/18/2011):</text:p>
      <text:p text:style-name="P2">Bug Fixes:</text:p>
      <text:list xml:id="list1926005945" text:continue-list="list1040262001" text:style-name="L1">
        <text:list-item>
          <text:p text:style-name="P6">Fixed an issue with Sun Doors and Moon Doors causing their associated count to not be saved. Note that any mazes created with V2.0.0 that use Sun Doors or Moon Doors will NOT load properly in this version.</text:p>
        </text:list-item>
        <text:list-item>
          <text:p text:style-name="P6">Fixed a crashing bug on creating a new Maze.</text:p>
        </text:list-item>
        <text:list-item>
          <text:p text:style-name="P6">Made Maze load failure error messages more informative.</text:p>
        </text:list-item>
      </text:list>
      <text:p text:style-name="P1"/>
      <text:p text:style-name="P3">V2.0.0 (11/17/2011):</text:p>
      <text:p text:style-name="P2">New Features:</text:p>
      <text:list xml:id="list120348102" text:continue-numbering="true" text:style-name="L1">
        <text:list-item>
          <text:p text:style-name="P6">16 new objects: Horizontal and Vertical bridges over Lava, Slime, and Water; No Blocks, which destroy any blocks pushed or pulled into them; No Players, which prevent player movement into them, but allow other objects to pass through <text:soft-page-break/>normally; Block Teleports, which teleport movable objects rather than players; <text:s/>Invisible Block Teleports, which behave like Block Teleports, but are invisible; and 6 varieties of breakable wall.</text:p>
        </text:list-item>
      </text:list>
      <text:p text:style-name="P4">Other Changes:</text:p>
      <text:list xml:id="list1005566459" text:style-name="L4">
        <text:list-item>
          <text:p text:style-name="P9">The default behavior of teleports has changed with regards to accepting objects pushed into them. Most, but not all, teleports now accept pushes. This change was made because of the addition of Block Teleports, which make it possible to teleport blocks around. It is now possible to teleport both the player and a block at the same time, if teleports are positioned carefully.</text:p>
        </text:list-item>
        <text:list-item>
          <text:p text:style-name="P9">The appearance of Fake Walls in the Game was changed slightly, to make them distinguishable from regular Walls.</text:p>
        </text:list-item>
        <text:list-item>
          <text:p text:style-name="P9">Changed the way the Player is displayed in both the Game and Editor, so that it now appears on top of all other objects. This was done to improve aesthetics.</text:p>
        </text:list-item>
        <text:list-item>
          <text:p text:style-name="P9">The maze, saved game, and game format is now Version 2, to accommodate the new objects and Player display change. Version 1 mazes, games, and saved games can still be loaded.</text:p>
        </text:list-item>
      </text:list>
      <text:p text:style-name="P1"/>
      <text:p text:style-name="P3">V1.4.1 (11/05/2011):</text:p>
      <text:p text:style-name="P4">Bug Fixes:</text:p>
      <text:list xml:id="list836685088" text:style-name="L5">
        <text:list-item>
          <text:p text:style-name="P10">The changes made in V1.4.0 accidentally broke the image for the Sunken Block object; this problem has been fixed.</text:p>
        </text:list-item>
      </text:list>
      <text:p text:style-name="P4">Other Changes:</text:p>
      <text:list xml:id="list1420864025" text:style-name="L6">
        <text:list-item>
          <text:p text:style-name="P11">Further optimized the game's images.</text:p>
        </text:list-item>
      </text:list>
      <text:p text:style-name="P1"/>
      <text:p text:style-name="P3">V1.4.0 (11/04/2011):</text:p>
      <text:p text:style-name="P4">Other Changes:</text:p>
      <text:list xml:id="list667880205" text:continue-numbering="true" text:style-name="L6">
        <text:list-item>
          <text:p text:style-name="P11">Compressed the game's resources, cutting the file size in half.</text:p>
        </text:list-item>
        <text:list-item>
          <text:p text:style-name="P11">Reduced the RAM the game takes by half as well.</text:p>
        </text:list-item>
      </text:list>
      <text:p text:style-name="P1"/>
      <text:p text:style-name="P3">V1.3.0 (10/29/2011):</text:p>
      <text:p text:style-name="P2">New Features:</text:p>
      <text:list xml:id="list1072507931" text:continue-list="list120348102" text:style-name="L1">
        <text:list-item>
          <text:p text:style-name="P6">Line of sight support was added to the game.</text:p>
        </text:list-item>
        <text:list-item>
          <text:p text:style-name="P6">2 new level preferences were added to control the vision mode.</text:p>
        </text:list-item>
      </text:list>
      <text:p text:style-name="P4">Bug Fixes:</text:p>
      <text:list xml:id="list569988764" text:continue-list="list836685088" text:style-name="L5">
        <text:list-item>
          <text:p text:style-name="P10">The game now properly resets the “seen” status of the Maze after you solve it.</text:p>
        </text:list-item>
        <text:list-item>
          <text:p text:style-name="P10">Wraparound was not being taken into account for all vision modes. Now it is.</text:p>
        </text:list-item>
      </text:list>
      <text:p text:style-name="P4">Other Changes:</text:p>
      <text:list xml:id="list1421024100" text:style-name="L7">
        <text:list-item>
          <text:p text:style-name="P12">The New command in the File menu no longer prompts for dimensions; instead, it simply creates a Maze using reasonable defaults, and notifies you that a new maze was created. The dimensions can be changed later in the Editor.</text:p>
        </text:list-item>
      </text:list>
      <text:p text:style-name="P1"/>
      <text:p text:style-name="P3">V1.2.0 (10/28/2011):</text:p>
      <text:p text:style-name="P2">New Features:</text:p>
      <text:list xml:id="list783532646" text:continue-list="list1072507931" text:style-name="L1">
        <text:list-item>
          <text:p text:style-name="P6">Dragging the mouse to “paint” an object multiple times is now supported in the Editor.</text:p>
        </text:list-item>
        <text:list-item>
          <text:p text:style-name="P6">Filling only the active layer in a Maze in the Editor is now supported. Four new commands were added to the Fill submenu to achieve this.</text:p>
        </text:list-item>
      </text:list>
      <text:p text:style-name="P1"/>
      <text:p text:style-name="P3">V1.1.0 (10/14/2011):</text:p>
      <text:p text:style-name="P2">New Features:</text:p>
      <text:list xml:id="list1370383283" text:continue-numbering="true" text:style-name="L1">
        <text:list-item>
          <text:p text:style-name="P6"><text:soft-page-break/>Two new items were added to the File menu: <text:span text:style-name="T1">Import Game...</text:span> and <text:span text:style-name="T1">Export as Game...</text:span></text:p>
        </text:list-item>
      </text:list>
      <text:p text:style-name="P2">Bug Fixes:</text:p>
      <text:list xml:id="list1176648671" text:continue-numbering="true" text:style-name="L1">
        <text:list-item>
          <text:p text:style-name="P6">The bug that caused you to appear cloaked in darkness after teleporting has been fixed.</text:p>
        </text:list-item>
      </text:list>
      <text:p text:style-name="P2">Other Changes:</text:p>
      <text:list xml:id="list664233639" text:continue-numbering="true" text:style-name="L1">
        <text:list-item>
          <text:p text:style-name="P6">The former <text:span text:style-name="T1">Open Locked...</text:span>and <text:span text:style-name="T1">Save Locked...</text:span> menu commands were renamed to <text:span text:style-name="T1">Open Game...</text:span> and <text:span text:style-name="T1">Save as Game...</text:span> Additionally, their functionality has changed – these commands now save to / load from only the internal Games folder.</text:p>
        </text:list-item>
      </text:list>
      <text:p text:style-name="P1"/>
      <text:p text:style-name="P3">V1.0.0 (10/02/2011):</text:p>
      <text:p text:style-name="P2">New Features:</text:p>
      <text:list xml:id="list2061698932" text:continue-numbering="true" text:style-name="L1">
        <text:list-item>
          <text:p text:style-name="P6">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meta:creation-date>2010-01-29T10:09:00</meta:creation-date>
    <dc:date>2012-11-17T13:17:57</dc:date>
    <meta:generator>LibreOffice/3.6$MacOSX_x86 LibreOffice_project/58f22d5-270d05a-e2abed1-ea17a85-9b5702</meta:generator>
    <meta:editing-duration>PT17H37M24S</meta:editing-duration>
    <meta:editing-cycles>380</meta:editing-cycles>
    <dc:title>Mazer5D Version History</dc:title>
    <meta:document-statistic meta:table-count="0" meta:image-count="0" meta:object-count="0" meta:page-count="3" meta:paragraph-count="69" meta:word-count="754" meta:character-count="4352" meta:non-whitespace-character-count="3700"/>
  </office:meta>
</office:document-meta>
</file>